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sk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7" draw:name="Title 1" svg:x="1.66667in" svg:y="1.22743in" svg:width="10in" svg:height="2.61111in" presentation:class="title" presentation:placeholder="false">
          <draw:text-box>
            <text:p text:style-name="a386" text:class-names="" text:cond-style-name=""><text:span text:style-name="a381" text:class-names="">Tvorba vlastného herného<text:s text:c="1"/></text:span><text:span text:style-name="a382" text:class-names="">enginu</text:span><text:span text:style-name="a383" text:class-names=""><text:s text:c="1"/>– hra<text:s text:c="1"/></text:span><text:span text:style-name="a384" text:class-names="">s tankami</text:span><text:span text:style-name="a385" text:class-names=""/></text:p>
          </draw:text-box>
          <svg:title/>
          <svg:desc/>
        </draw:frame>
        <draw:frame draw:id="id64" presentation:style-name="a391" draw:name="Subtitle 2" svg:x="1.66667in" svg:y="3.93924in" svg:width="10in" svg:height="1.81076in" presentation:class="subtitle" presentation:placeholder="false">
          <draw:text-box>
            <text:p text:style-name="a390" text:class-names="" text:cond-style-name=""><text:span text:style-name="a388" text:class-names="">Oliver Grega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2-obj-Title-and-Content" presentation:presentation-page-layout-name="Master1-PPL2" draw:id="Slide-257">
        <draw:frame draw:id="id65" presentation:style-name="a396" draw:name="Titl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Obsah</text:span><text:span text:style-name="a394" text:class-names=""/></text:p>
          </draw:text-box>
          <svg:title/>
          <svg:desc/>
        </draw:frame>
        <draw:frame draw:id="id66" presentation:style-name="a514" draw:name="Content Placeholder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397" text:class-names="">Úvod</text:span><text:span text:style-name="a398" text:class-names=""><text:s text:c="1"/></text:span><text:span text:style-name="a399" text:class-names="">– prečo</text:span><text:span text:style-name="a400" text:class-names=""><text:s text:c="1"/></text:span><text:span text:style-name="a401" text:class-names="">som</text:span><text:span text:style-name="a402" text:class-names=""><text:s text:c="1"/></text:span><text:span text:style-name="a403" text:class-names="">si</text:span><text:span text:style-name="a404" text:class-names=""><text:s text:c="1"/></text:span><text:span text:style-name="a405" text:class-names="">túto</text:span><text:span text:style-name="a406" text:class-names=""><text:s text:c="1"/></text:span><text:span text:style-name="a407" text:class-names="">prácu</text:span><text:span text:style-name="a408" text:class-names=""><text:s text:c="1"/></text:span><text:span text:style-name="a409" text:class-names="">vybral čo som chcel dosiahnuť</text:span></text:p>
              </text:list-item>
            </text:list>
            <text:list text:style-name="a418">
              <text:list-item>
                <text:p text:style-name="a417" text:class-names="" text:cond-style-name=""><text:span text:style-name="a412" text:class-names="">Môj</text:span><text:span text:style-name="a413" text:class-names=""><text:s text:c="1"/></text:span><text:span text:style-name="a414" text:class-names="">engine</text:span><text:span text:style-name="a415" text:class-names=""><text:s text:c="1"/></text:span><text:span text:style-name="a416" text:class-names="">– základná architektúra čo všetko obsahuje</text:span></text:p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Art</text:span><text:span text:style-name="a420" text:class-names=""><text:s text:c="1"/></text:span><text:span text:style-name="a421" text:class-names="">– ako som ho robil, prečo</text:span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Multiplayer</text:span><text:span text:style-name="a425" text:class-names=""/></text:p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Úvod – čo to je kde sa používa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1" text:class-names="">Architektúra</text:span><text:span text:style-name="a432" text:class-names=""><text:s text:c="1"/></text:span><text:span text:style-name="a433" text:class-names="">– P2P,</text:span><text:span text:style-name="a434" text:class-names=""><text:s text:c="1"/></text:span><text:span text:style-name="a435" text:class-names="">Dedikovaný</text:span><text:span text:style-name="a436" text:class-names=""><text:s text:c="1"/></text:span><text:span text:style-name="a437" text:class-names="">server,<text:s text:c="1"/></text:span><text:span text:style-name="a438" text:class-names="">host</text:span><text:span text:style-name="a439" text:class-names=""/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2" text:class-names="">Ako fungujú pakety v mojej hre -</text:span><text:span text:style-name="a443" text:class-names="">&gt;</text:span><text:span text:style-name="a444" text:class-names=""><text:s text:c="1"/></text:span><text:span text:style-name="a445" text:class-names="">podvádzanie</text:span><text:span text:style-name="a446" text:class-names=""/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49" text:class-names="">Problémy v<text:s text:c="1"/></text:span><text:span text:style-name="a450" text:class-names="">multiplayeri</text:span><text:span text:style-name="a451" text:class-names=""><text:s text:c="1"/>– oneskorenie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Riešenia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57" text:class-names="">Lag</text:span><text:span text:style-name="a458" text:class-names=""><text:s text:c="1"/></text:span><text:span text:style-name="a459" text:class-names="">Compensation</text:span><text:span text:style-name="a460" text:class-names=""/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3" text:class-names="">Client-side</text:span><text:span text:style-name="a464" text:class-names=""><text:s text:c="1"/></text:span><text:span text:style-name="a465" text:class-names="">prediction</text:span><text:span text:style-name="a466" text:class-names=""/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69" text:class-names="">Interpolation</text:span><text:span text:style-name="a470" text:class-names=""/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p text:style-name="a476" text:class-names="" text:cond-style-name=""><text:span text:style-name="a473" text:class-names="">Moja hra – ako funguje o<text:s text:c="1"/></text:span><text:span text:style-name="a474" text:class-names="">co</text:span><text:span text:style-name="a475" text:class-names=""><text:s text:c="1"/>ide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78" text:class-names="">Záver -</text:span><text:span text:style-name="a479" text:class-names="">&gt;<text:s text:c="1"/></text:span><text:span text:style-name="a480" text:class-names="">čo som dosiahol, čo som zlepšil, čo chcem zlepšiť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83" text:class-names="">Nejake</text:span><text:span text:style-name="a484" text:class-names=""><text:s text:c="1"/>video<text:s text:c="1"/></text:span><text:span text:style-name="a485" text:class-names="">gameplayu</text:span><text:span text:style-name="a486" text:class-names=""><text:s text:c="1"/></text:span><text:span text:style-name="a487" text:class-names="">pocas</text:span><text:span text:style-name="a488" text:class-names=""><text:s text:c="1"/></text:span><text:span text:style-name="a489" text:class-names="">otazok</text:span><text:span text:style-name="a490" text:class-names=""/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/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/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/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/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/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/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rega Oliver</meta:initial-creator>
    <dc:creator>Grega Oliver</dc:creator>
    <meta:creation-date>2025-04-06T08:28:21Z</meta:creation-date>
    <dc:date>2025-04-06T08:35:55Z</dc:date>
    <meta:editing-cycles>1</meta:editing-cycles>
    <meta:editing-duration>PT454S</meta:editing-duration>
    <meta:document-statistic meta:paragraph-count="23" meta:word-count="103"/>
  </office:meta>
</office:document-meta>
</file>